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1.02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49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2" table:number-columns-repeated="6"/>
          <table:table-cell table:style-name="ce12" table:number-columns-repeated="250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2" table:number-columns-repeated="6"/>
          <table:table-cell table:style-name="ce12" table:number-columns-repeated="250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2"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carriage_ribbon_con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arriage_ribbon_con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DIN41651_2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20 pin ribbon connector with reversed cables for carriage breakout board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r. miloh alexander for Type A Machin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2" table:number-columns-repeated="6"/>
          <table:table-cell table:style-name="ce12" table:number-columns-repeated="250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aux a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aux b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fa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therm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M1re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M2blue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M3black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M4gree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1" table:number-rows-repeated="10">
          <table:table-cell table:style-name="ce4" table:number-columns-repeated="5"/>
          <table:table-cell table:style-name="ce10" table:number-columns-repeated="4"/>
          <table:table-cell table:style-name="ce14" table:number-columns-repeated="247"/>
        </table:table-row>
        <table:table-row table:style-name="ro1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8">
          <table:table-cell table:style-name="ce2" table:number-columns-repeated="6"/>
          <table:table-cell table:style-name="ce12" table:number-columns-repeated="250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7-10T20:41:03</dc:date>
    <dc:language>de-DE</dc:language>
    <meta:editing-cycles>14</meta:editing-cycles>
    <meta:editing-duration>PT30M38S</meta:editing-duration>
    <dc:creator>miloh </dc:creator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